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automatic-styles>
    <style:style style:name="ce1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2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3" style:data-style-name="N0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6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9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B0063D" fo:border-bottom="2pt solid #B0063D" fo:border-left="none" fo:border-right="none" style:vertical-align="middl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2pt solid #B0063D" fo:border-bottom="2pt solid #B0063D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17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8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19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0" style:family="table-cell" style:parent-style-name="Standard_Juni01" style:data-style-name="N4">
      <style:table-cell-properties style:vertical-align="automatic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1" style:family="table-cell" style:parent-style-name="Standard_Juni01" style:data-style-name="N3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9pt" style:font-size-asian="9pt" style:font-size-complex="9pt"/>
    </style:style>
    <style:style style:name="ce23" style:family="table-cell" style:parent-style-name="Default" style:data-style-name="N3">
      <style:text-properties fo:color="#000000" style:font-name="Calibri" style:font-name-asian="Calibri" style:font-name-complex="Calibri" fo:font-size="9pt" style:font-size-asian="9pt" style:font-size-complex="9pt"/>
    </style:style>
    <style:style style:name="ce24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25" style:family="table-cell" style:parent-style-name="Standard_32_3" style:data-style-name="N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6" style:family="table-cell" style:parent-style-name="Standard_32_3" style:data-style-name="N30">
      <style:table-cell-properties fo:border-top="2pt solid #B0063D" fo:border-bottom="2pt solid #B0063D" fo:border-left="none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7" style:family="table-cell" style:parent-style-name="Standard_Juni01" style:data-style-name="N4">
      <style:table-cell-properties fo:border-top="2pt solid #B0063D" fo:border-bottom="2pt solid #B0063D" fo:border-left="none" fo:border-right="none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28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/>
    </style:style>
    <style:style style:name="ce29" style:family="table-cell" style:parent-style-name="Standard_32_3" style:data-style-name="N3">
      <style:table-cell-properties style:vertical-align="automatic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0" style:family="table-cell" style:parent-style-name="Standard_Juni01" style:data-style-name="N36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31" style:family="table-cell" style:parent-style-name="Standard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9pt" style:font-size-asian="9pt" style:font-size-complex="9pt"/>
    </style:style>
    <style:style style:name="ce32" style:family="table-cell" style:parent-style-name="Standard_32_3" style:data-style-name="N0">
      <style:table-cell-properties style:vertical-align="top" fo:background-color="transparent"/>
      <style:text-properties fo:color="#000000" style:font-name="Calibri" style:font-name-asian="Calibri" style:font-name-complex="Calibri"/>
    </style:style>
    <style:style style:name="ce33" style:family="table-cell" style:parent-style-name="Standard_32_3" style:data-style-name="N0">
      <style:table-cell-properties style:vertical-align="top" fo:background-color="transparent"/>
      <style:text-properties style:font-name="Calibri" style:font-name-asian="Calibri" style:font-name-complex="Calibri"/>
    </style:style>
    <style:style style:name="ce34" style:family="table-cell" style:parent-style-name="Default" style:data-style-name="N0">
      <style:table-cell-properties style:vertical-align="top"/>
      <style:text-properties fo:color="#000000" style:font-name="Calibri" style:font-name-asian="Calibri" style:font-name-complex="Calibri"/>
    </style:style>
    <style:style style:name="ce35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6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/>
    </style:style>
    <style:style style:name="ce37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8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style:font-name="Calibri" style:font-name-asian="Calibri" style:font-name-complex="Calibri" fo:font-size="9pt" style:font-size-asian="9pt" style:font-size-complex="9pt"/>
    </style:style>
    <style:style style:name="ce39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0" style:family="table-cell" style:parent-style-name="Standard_32_3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2" style:family="table-cell" style:parent-style-name="Standard_Juni01" style:data-style-name="N4">
      <style:table-cell-properties fo:border-top="2pt solid #B0063D" fo:border-bottom="thin solid #B0063D" fo:border-left="none" fo:border-right="none" style:vertical-align="top" fo:wrap-option="wrap" fo:background-color="transparent" style:cell-protect="none" style:repeat-content="false"/>
      <style:paragraph-properties fo:text-align="justify"/>
      <style:text-properties fo:color="#000000" style:font-name="Calibri" style:font-name-asian="Calibri" style:font-name-complex="Calibri"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B0063D" fo:border-left="none" fo:border-right="none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5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e46" style:family="table-cell" style:parent-style-name="Standard_Juni01" style:data-style-name="N4">
      <style:table-cell-properties fo:border-top="2pt solid #B0063D" fo:border-bottom="thin solid #B0063D" fo:border-left="none" fo:border-right="none" style:vertical-align="middle" fo:wrap-option="wrap" fo:background-color="transparent" style:cell-protect="none" style:repeat-content="false"/>
      <style:paragraph-properties fo:text-align="start" fo:margin-left="0cm"/>
      <style:text-properties fo:color="#000000" style:font-name="Calibri" style:font-name-asian="Calibri" style:font-name-complex="Calibri" fo:font-size="9pt" style:font-size-asian="9pt" style:font-size-complex="9pt"/>
    </style:style>
    <style:style style:name="co1" style:family="table-column">
      <style:table-column-properties fo:break-before="auto" style:column-width="7.5406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5.000625cm" style:use-optimal-column-width="true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61395833333333cm" style:use-optimal-column-width="true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9525cm" style:use-optimal-column-width="true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35479166666667cm" style:use-optimal-column-width="true"/>
    </style:style>
    <style:style style:name="co15" style:family="table-column">
      <style:table-column-properties fo:break-before="auto" style:column-width="2.56645833333333cm" style:use-optimal-column-width="true"/>
    </style:style>
    <style:style style:name="co16" style:family="table-column">
      <style:table-column-properties fo:break-before="auto" style:column-width="1.87854166666667cm" style:use-optimal-column-width="true"/>
    </style:style>
    <style:style style:name="co17" style:family="table-column">
      <style:table-column-properties fo:break-before="auto" style:column-width="1.40229166666667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50.1pt" style:use-optimal-row-height="false" fo:break-before="auto"/>
    </style:style>
    <style:style style:name="ro5" style:family="table-row">
      <style:table-row-properties style:row-height="39.95pt" style:use-optimal-row-height="false" fo:break-before="auto"/>
    </style:style>
    <style:style style:name="ro6" style:family="table-row">
      <style:table-row-properties style:row-height="27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kw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6381" table:default-cell-style-name="ce5"/>
        <table:table-row table:style-name="ro1">
          <table:table-cell office:value-type="string" table:number-columns-spanned="3" table:number-rows-spanned="1" table:style-name="ce35">
            <text:p>Pkw-Neuzulassungen 1. bis 30. September 2024, vorläufige Daten</text:p>
          </table:table-cell>
          <table:covered-table-cell table:number-columns-repeated="2"/>
          <table:table-cell table:number-columns-repeated="14" table:style-name="ce33"/>
          <table:table-cell table:number-columns-repeated="16367" table:style-name="ce1"/>
        </table:table-row>
        <table:table-row table:style-name="ro2">
          <table:table-cell office:value-type="string" table:style-name="ce2">
            <text:p>Marke</text:p>
          </table:table-cell>
          <table:table-cell office:value-type="string" table:style-name="ce3">
            <text:p>absolut</text:p>
          </table:table-cell>
          <table:table-cell office:value-type="string" table:style-name="ce4">
            <text:p>Anteil in %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LFA-ROMEO</text:p>
          </table:table-cell>
          <table:table-cell office:value-type="float" office:value="52" table:style-name="ce7">
            <text:p>52</text:p>
          </table:table-cell>
          <table:table-cell office:value-type="float" office:value="0.26142476496908151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AUDI</text:p>
          </table:table-cell>
          <table:table-cell office:value-type="float" office:value="1389" table:style-name="ce7">
            <text:p>1 389</text:p>
          </table:table-cell>
          <table:table-cell office:value-type="float" office:value="6.9830576642702731" table:style-name="ce11">
            <text:p>7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ENTLEY</text:p>
          </table:table-cell>
          <table:table-cell office:value-type="float" office:value="1" table:style-name="ce7">
            <text:p>1</text:p>
          </table:table-cell>
          <table:table-cell office:value-type="float" office:value="5.02739932632849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MW</text:p>
          </table:table-cell>
          <table:table-cell office:value-type="float" office:value="1576" table:style-name="ce7">
            <text:p>1 576</text:p>
          </table:table-cell>
          <table:table-cell office:value-type="float" office:value="7.9231813382937011" table:style-name="ce11">
            <text:p>7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BYD</text:p>
          </table:table-cell>
          <table:table-cell office:value-type="float" office:value="373" table:style-name="ce7">
            <text:p>373</text:p>
          </table:table-cell>
          <table:table-cell office:value-type="float" office:value="1.8752199487205268" table:style-name="ce11">
            <text:p>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ADILLAC</text:p>
          </table:table-cell>
          <table:table-cell office:value-type="float" office:value="1" table:style-name="ce7">
            <text:p>1</text:p>
          </table:table-cell>
          <table:table-cell office:value-type="float" office:value="5.02739932632849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HEVROLET</text:p>
          </table:table-cell>
          <table:table-cell office:value-type="float" office:value="1" table:style-name="ce7">
            <text:p>1</text:p>
          </table:table-cell>
          <table:table-cell office:value-type="float" office:value="5.02739932632849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HRYSLER</text:p>
          </table:table-cell>
          <table:table-cell office:value-type="float" office:value="1" table:style-name="ce7">
            <text:p>1</text:p>
          </table:table-cell>
          <table:table-cell office:value-type="float" office:value="5.02739932632849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ITROEN</text:p>
          </table:table-cell>
          <table:table-cell office:value-type="float" office:value="131" table:style-name="ce7">
            <text:p>131</text:p>
          </table:table-cell>
          <table:table-cell office:value-type="float" office:value="0.65858931174903224" table:style-name="ce11">
            <text:p>0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CUPRA</text:p>
          </table:table-cell>
          <table:table-cell office:value-type="float" office:value="426" table:style-name="ce7">
            <text:p>426</text:p>
          </table:table-cell>
          <table:table-cell office:value-type="float" office:value="2.1416721130159369" table:style-name="ce11">
            <text:p>2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ACIA</text:p>
          </table:table-cell>
          <table:table-cell office:value-type="float" office:value="674" table:style-name="ce7">
            <text:p>674</text:p>
          </table:table-cell>
          <table:table-cell office:value-type="float" office:value="3.3884671459454023" table:style-name="ce11">
            <text:p>3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FSK</text:p>
          </table:table-cell>
          <table:table-cell office:value-type="float" office:value="3" table:style-name="ce7">
            <text:p>3</text:p>
          </table:table-cell>
          <table:table-cell office:value-type="float" office:value="1.5082197978985471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DS</text:p>
          </table:table-cell>
          <table:table-cell office:value-type="float" office:value="5" table:style-name="ce7">
            <text:p>5</text:p>
          </table:table-cell>
          <table:table-cell office:value-type="float" office:value="2.5136996631642452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ERRARI</text:p>
          </table:table-cell>
          <table:table-cell office:value-type="float" office:value="4" table:style-name="ce7">
            <text:p>4</text:p>
          </table:table-cell>
          <table:table-cell office:value-type="float" office:value="2.0109597305313962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AT</text:p>
          </table:table-cell>
          <table:table-cell office:value-type="float" office:value="207" table:style-name="ce7">
            <text:p>207</text:p>
          </table:table-cell>
          <table:table-cell office:value-type="float" office:value="1.0406716605499975" table:style-name="ce11">
            <text:p>1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ISKER</text:p>
          </table:table-cell>
          <table:table-cell office:value-type="float" office:value="4" table:style-name="ce7">
            <text:p>4</text:p>
          </table:table-cell>
          <table:table-cell office:value-type="float" office:value="2.0109597305313962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FORD</text:p>
          </table:table-cell>
          <table:table-cell office:value-type="float" office:value="556" table:style-name="ce7">
            <text:p>556</text:p>
          </table:table-cell>
          <table:table-cell office:value-type="float" office:value="2.7952340254386407" table:style-name="ce11">
            <text:p>2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ONDA</text:p>
          </table:table-cell>
          <table:table-cell office:value-type="float" office:value="66" table:style-name="ce7">
            <text:p>66</text:p>
          </table:table-cell>
          <table:table-cell office:value-type="float" office:value="0.33180835553768034" table:style-name="ce11">
            <text:p>0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HYUNDAI</text:p>
          </table:table-cell>
          <table:table-cell office:value-type="float" office:value="970" table:style-name="ce7">
            <text:p>970</text:p>
          </table:table-cell>
          <table:table-cell office:value-type="float" office:value="4.8765773465386353" table:style-name="ce11">
            <text:p>4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INEOS</text:p>
          </table:table-cell>
          <table:table-cell office:value-type="float" office:value="5" table:style-name="ce7">
            <text:p>5</text:p>
          </table:table-cell>
          <table:table-cell office:value-type="float" office:value="2.5136996631642452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AGUAR</text:p>
          </table:table-cell>
          <table:table-cell office:value-type="float" office:value="10" table:style-name="ce7">
            <text:p>10</text:p>
          </table:table-cell>
          <table:table-cell office:value-type="float" office:value="5.0273993263284904E-2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JEEP</text:p>
          </table:table-cell>
          <table:table-cell office:value-type="float" office:value="118" table:style-name="ce7">
            <text:p>118</text:p>
          </table:table-cell>
          <table:table-cell office:value-type="float" office:value="0.5932331205067618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GM</text:p>
          </table:table-cell>
          <table:table-cell office:value-type="float" office:value="2" table:style-name="ce7">
            <text:p>2</text:p>
          </table:table-cell>
          <table:table-cell office:value-type="float" office:value="1.0054798652656981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KIA</text:p>
          </table:table-cell>
          <table:table-cell office:value-type="float" office:value="583" table:style-name="ce7">
            <text:p>583</text:p>
          </table:table-cell>
          <table:table-cell office:value-type="float" office:value="2.9309738072495097" table:style-name="ce11">
            <text:p>2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MBORGHINI</text:p>
          </table:table-cell>
          <table:table-cell office:value-type="float" office:value="2" table:style-name="ce7">
            <text:p>2</text:p>
          </table:table-cell>
          <table:table-cell office:value-type="float" office:value="1.0054798652656981E-2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AND ROVER</text:p>
          </table:table-cell>
          <table:table-cell office:value-type="float" office:value="75" table:style-name="ce7">
            <text:p>75</text:p>
          </table:table-cell>
          <table:table-cell office:value-type="float" office:value="0.37705494947463675" table:style-name="ce11">
            <text:p>0,4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LEXUS</text:p>
          </table:table-cell>
          <table:table-cell office:value-type="float" office:value="48" table:style-name="ce7">
            <text:p>48</text:p>
          </table:table-cell>
          <table:table-cell office:value-type="float" office:value="0.24131516766376754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AZDA</text:p>
          </table:table-cell>
          <table:table-cell office:value-type="float" office:value="334" table:style-name="ce7">
            <text:p>334</text:p>
          </table:table-cell>
          <table:table-cell office:value-type="float" office:value="1.6791513749937157" table:style-name="ce11">
            <text:p>1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CLAREN</text:p>
          </table:table-cell>
          <table:table-cell office:value-type="float" office:value="1" table:style-name="ce7">
            <text:p>1</text:p>
          </table:table-cell>
          <table:table-cell office:value-type="float" office:value="5.0273993263284904E-3" table:style-name="ce11">
            <text:p>0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ERCEDES</text:p>
          </table:table-cell>
          <table:table-cell office:value-type="float" office:value="865" table:style-name="ce7">
            <text:p>865</text:p>
          </table:table-cell>
          <table:table-cell office:value-type="float" office:value="4.3487004172741441" table:style-name="ce11">
            <text:p>4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G</text:p>
          </table:table-cell>
          <table:table-cell office:value-type="float" office:value="303" table:style-name="ce7">
            <text:p>303</text:p>
          </table:table-cell>
          <table:table-cell office:value-type="float" office:value="1.5233019958775325" table:style-name="ce11">
            <text:p>1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NI</text:p>
          </table:table-cell>
          <table:table-cell office:value-type="float" office:value="266" table:style-name="ce7">
            <text:p>266</text:p>
          </table:table-cell>
          <table:table-cell office:value-type="float" office:value="1.3372882208033785" table:style-name="ce11">
            <text:p>1,3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MITSUBISHI</text:p>
          </table:table-cell>
          <table:table-cell office:value-type="float" office:value="49" table:style-name="ce7">
            <text:p>49</text:p>
          </table:table-cell>
          <table:table-cell office:value-type="float" office:value="0.24634256699009602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NISSAN</text:p>
          </table:table-cell>
          <table:table-cell office:value-type="float" office:value="169" table:style-name="ce7">
            <text:p>169</text:p>
          </table:table-cell>
          <table:table-cell office:value-type="float" office:value="0.84963048614951486" table:style-name="ce11">
            <text:p>0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OPEL</text:p>
          </table:table-cell>
          <table:table-cell office:value-type="float" office:value="440" table:style-name="ce7">
            <text:p>440</text:p>
          </table:table-cell>
          <table:table-cell office:value-type="float" office:value="2.2120557035845358" table:style-name="ce11">
            <text:p>2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EUGEOT</text:p>
          </table:table-cell>
          <table:table-cell office:value-type="float" office:value="757" table:style-name="ce7">
            <text:p>757</text:p>
          </table:table-cell>
          <table:table-cell office:value-type="float" office:value="3.8057412900306673" table:style-name="ce11">
            <text:p>3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LESTAR</text:p>
          </table:table-cell>
          <table:table-cell office:value-type="float" office:value="111" table:style-name="ce7">
            <text:p>111</text:p>
          </table:table-cell>
          <table:table-cell office:value-type="float" office:value="0.55804132522246241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PORSCHE</text:p>
          </table:table-cell>
          <table:table-cell office:value-type="float" office:value="127" table:style-name="ce7">
            <text:p>127</text:p>
          </table:table-cell>
          <table:table-cell office:value-type="float" office:value="0.63847971444371832" table:style-name="ce11">
            <text:p>0,6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RENAULT</text:p>
          </table:table-cell>
          <table:table-cell office:value-type="float" office:value="789" table:style-name="ce7">
            <text:p>789</text:p>
          </table:table-cell>
          <table:table-cell office:value-type="float" office:value="3.9666180684731787" table:style-name="ce11">
            <text:p>4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EAT</text:p>
          </table:table-cell>
          <table:table-cell office:value-type="float" office:value="993" table:style-name="ce7">
            <text:p>993</text:p>
          </table:table-cell>
          <table:table-cell office:value-type="float" office:value="4.9922075310441905" table:style-name="ce11">
            <text:p>5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KODA</text:p>
          </table:table-cell>
          <table:table-cell office:value-type="float" office:value="2368" table:style-name="ce7">
            <text:p>2 368</text:p>
          </table:table-cell>
          <table:table-cell office:value-type="float" office:value="11.904881604745865" table:style-name="ce11">
            <text:p>1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MART</text:p>
          </table:table-cell>
          <table:table-cell office:value-type="float" office:value="32" table:style-name="ce7">
            <text:p>32</text:p>
          </table:table-cell>
          <table:table-cell office:value-type="float" office:value="0.16087677844251169" table:style-name="ce11">
            <text:p>0,2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SANG-YONG</text:p>
          </table:table-cell>
          <table:table-cell office:value-type="float" office:value="25" table:style-name="ce7">
            <text:p>25</text:p>
          </table:table-cell>
          <table:table-cell office:value-type="float" office:value="0.12568498315821225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BARU</text:p>
          </table:table-cell>
          <table:table-cell office:value-type="float" office:value="23" table:style-name="ce7">
            <text:p>23</text:p>
          </table:table-cell>
          <table:table-cell office:value-type="float" office:value="0.11563018450555528" table:style-name="ce11">
            <text:p>0,1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SUZUKI</text:p>
          </table:table-cell>
          <table:table-cell office:value-type="float" office:value="396" table:style-name="ce7">
            <text:p>396</text:p>
          </table:table-cell>
          <table:table-cell office:value-type="float" office:value="1.9908501332260822" table:style-name="ce11">
            <text:p>2,0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ESLA</text:p>
          </table:table-cell>
          <table:table-cell office:value-type="float" office:value="961" table:style-name="ce7">
            <text:p>961</text:p>
          </table:table-cell>
          <table:table-cell office:value-type="float" office:value="4.8313307526016791" table:style-name="ce11">
            <text:p>4,8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TOYOTA</text:p>
          </table:table-cell>
          <table:table-cell office:value-type="float" office:value="744" table:style-name="ce7">
            <text:p>744</text:p>
          </table:table-cell>
          <table:table-cell office:value-type="float" office:value="3.7403850987883969" table:style-name="ce11">
            <text:p>3,7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OLVO</text:p>
          </table:table-cell>
          <table:table-cell office:value-type="float" office:value="370" table:style-name="ce7">
            <text:p>370</text:p>
          </table:table-cell>
          <table:table-cell office:value-type="float" office:value="1.8601377507415413" table:style-name="ce11">
            <text:p>1,9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6">
            <text:p>VW</text:p>
          </table:table-cell>
          <table:table-cell office:value-type="float" office:value="2485" table:style-name="ce7">
            <text:p>2 485</text:p>
          </table:table-cell>
          <table:table-cell office:value-type="float" office:value="12.493087325926298" table:style-name="ce11">
            <text:p>12,5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8">
            <text:p>PKW INSGESAMT</text:p>
          </table:table-cell>
          <table:table-cell office:value-type="float" office:value="19891" table:style-name="ce9">
            <text:p>19 891</text:p>
          </table:table-cell>
          <table:table-cell office:value-type="float" office:value="99.999999999999972" table:style-name="ce12">
            <text:p>100,0</text:p>
          </table:table-cell>
          <table:table-cell table:number-columns-repeated="16381" table:style-name="ce10"/>
        </table:table-row>
        <table:table-row table:style-name="ro4">
          <table:table-cell office:value-type="string" table:number-columns-spanned="3" table:number-rows-spanned="1" table:style-name="ce37">
            <text:p>Q: STATISTIK AUSTRIA, Kraftfahrzeuge. – Die Tabelle enthält die Anzahl der Pkw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0"/>
        </table:table-row>
        <table:table-row table:number-rows-repeated="1048523" table:style-name="ro3">
          <table:table-cell table:number-columns-repeated="16384"/>
        </table:table-row>
      </table:table>
      <table:table table:name="Lkw_N1" table:style-name="ta1">
        <table:table-column table:style-name="co1" table:default-cell-style-name="ce31"/>
        <table:table-column table:style-name="co2" table:number-columns-repeated="2" table:default-cell-style-name="ce31"/>
        <table:table-column table:style-name="co3" table:number-columns-repeated="16381" table:default-cell-style-name="ce31"/>
        <table:table-row table:style-name="ro1">
          <table:table-cell office:value-type="string" table:number-columns-spanned="3" table:number-rows-spanned="1" table:style-name="ce39">
            <text:p>Lkw Klasse N1-Neuzulassungen 1. bis 30. September 2024, vorläufige Daten</text:p>
          </table:table-cell>
          <table:covered-table-cell table:number-columns-repeated="2"/>
          <table:table-cell table:number-columns-repeated="14" table:style-name="ce32"/>
          <table:table-cell table:number-columns-repeated="16367" table:style-name="ce24"/>
        </table:table-row>
        <table:table-row table:style-name="ro2">
          <table:table-cell office:value-type="string" table:style-name="ce25">
            <text:p>Marke</text:p>
          </table:table-cell>
          <table:table-cell office:value-type="string" table:style-name="ce26">
            <text:p>absolut</text:p>
          </table:table-cell>
          <table:table-cell office:value-type="string" table:style-name="ce27">
            <text:p>Anteil in %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7" table:style-name="ce18">
            <text:p>7</text:p>
          </table:table-cell>
          <table:table-cell office:value-type="float" office:value="0.33081285444234404" table:style-name="ce28">
            <text:p>0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113" table:style-name="ce18">
            <text:p>113</text:p>
          </table:table-cell>
          <table:table-cell office:value-type="float" office:value="5.3402646502835536" table:style-name="ce28">
            <text:p>5,3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11" table:style-name="ce18">
            <text:p>11</text:p>
          </table:table-cell>
          <table:table-cell office:value-type="float" office:value="0.51984877126654061" table:style-name="ce28">
            <text:p>0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EVUM MOTORS</text:p>
          </table:table-cell>
          <table:table-cell office:value-type="float" office:value="2" table:style-name="ce18">
            <text:p>2</text:p>
          </table:table-cell>
          <table:table-cell office:value-type="float" office:value="9.4517958412098299E-2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247" table:style-name="ce18">
            <text:p>247</text:p>
          </table:table-cell>
          <table:table-cell office:value-type="float" office:value="11.67296786389414" table:style-name="ce28">
            <text:p>11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469" table:style-name="ce18">
            <text:p>469</text:p>
          </table:table-cell>
          <table:table-cell office:value-type="float" office:value="22.16446124763705" table:style-name="ce28">
            <text:p>22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HYUNDAI</text:p>
          </table:table-cell>
          <table:table-cell office:value-type="float" office:value="1" table:style-name="ce18">
            <text:p>1</text:p>
          </table:table-cell>
          <table:table-cell office:value-type="float" office:value="4.725897920604915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float" office:value="15" table:style-name="ce18">
            <text:p>15</text:p>
          </table:table-cell>
          <table:table-cell office:value-type="float" office:value="0.70888468809073724" table:style-name="ce28">
            <text:p>0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float" office:value="44" table:style-name="ce18">
            <text:p>44</text:p>
          </table:table-cell>
          <table:table-cell office:value-type="float" office:value="2.0793950850661624" table:style-name="ce28">
            <text:p>2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3" table:style-name="ce18">
            <text:p>3</text:p>
          </table:table-cell>
          <table:table-cell office:value-type="float" office:value="0.14177693761814744" table:style-name="ce28">
            <text:p>0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float" office:value="25" table:style-name="ce18">
            <text:p>25</text:p>
          </table:table-cell>
          <table:table-cell office:value-type="float" office:value="1.1814744801512287" table:style-name="ce28">
            <text:p>1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float" office:value="15" table:style-name="ce18">
            <text:p>15</text:p>
          </table:table-cell>
          <table:table-cell office:value-type="float" office:value="0.70888468809073724" table:style-name="ce28">
            <text:p>0,7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308" table:style-name="ce18">
            <text:p>308</text:p>
          </table:table-cell>
          <table:table-cell office:value-type="float" office:value="14.555765595463138" table:style-name="ce28">
            <text:p>14,6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10" table:style-name="ce18">
            <text:p>10</text:p>
          </table:table-cell>
          <table:table-cell office:value-type="float" office:value="0.47258979206049151" table:style-name="ce28">
            <text:p>0,5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124" table:style-name="ce18">
            <text:p>124</text:p>
          </table:table-cell>
          <table:table-cell office:value-type="float" office:value="5.8601134215500945" table:style-name="ce28">
            <text:p>5,9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164" table:style-name="ce18">
            <text:p>164</text:p>
          </table:table-cell>
          <table:table-cell office:value-type="float" office:value="7.7504725897920608" table:style-name="ce28">
            <text:p>7,8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AM</text:p>
          </table:table-cell>
          <table:table-cell office:value-type="float" office:value="1" table:style-name="ce18">
            <text:p>1</text:p>
          </table:table-cell>
          <table:table-cell office:value-type="float" office:value="4.725897920604915E-2" table:style-name="ce28">
            <text:p>0,0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164" table:style-name="ce18">
            <text:p>164</text:p>
          </table:table-cell>
          <table:table-cell office:value-type="float" office:value="7.7504725897920608" table:style-name="ce28">
            <text:p>7,8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4" table:style-name="ce18">
            <text:p>4</text:p>
          </table:table-cell>
          <table:table-cell office:value-type="float" office:value="0.1890359168241966" table:style-name="ce28">
            <text:p>0,2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18" table:style-name="ce18">
            <text:p>18</text:p>
          </table:table-cell>
          <table:table-cell office:value-type="float" office:value="0.85066162570888471" table:style-name="ce28">
            <text:p>0,9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66" table:style-name="ce18">
            <text:p>66</text:p>
          </table:table-cell>
          <table:table-cell office:value-type="float" office:value="3.1190926275992439" table:style-name="ce28">
            <text:p>3,1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305" table:style-name="ce18">
            <text:p>305</text:p>
          </table:table-cell>
          <table:table-cell office:value-type="float" office:value="14.413988657844991" table:style-name="ce28">
            <text:p>14,4</text:p>
          </table:table-cell>
          <table:table-cell table:number-columns-repeated="16381" table:style-name="ce16"/>
        </table:table-row>
        <table:table-row table:style-name="ro3">
          <table:table-cell office:value-type="string" table:style-name="ce20">
            <text:p>LKW KLASSE N1 INSGESAMT</text:p>
          </table:table-cell>
          <table:table-cell office:value-type="float" office:value="2116" table:style-name="ce29">
            <text:p>2 116</text:p>
          </table:table-cell>
          <table:table-cell office:value-type="float" office:value="99.999999999999972" table:style-name="ce30">
            <text:p>100,0</text:p>
          </table:table-cell>
          <table:table-cell table:number-columns-repeated="16381" table:style-name="ce16"/>
        </table:table-row>
        <table:table-row table:style-name="ro4">
          <table:table-cell office:value-type="string" table:number-columns-spanned="3" table:number-rows-spanned="1" table:style-name="ce4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/>
          <table:table-cell table:number-columns-repeated="16381" table:style-name="ce16"/>
        </table:table-row>
        <table:table-row table:number-rows-repeated="1048550" table:style-name="ro3">
          <table:table-cell table:number-columns-repeated="16384"/>
        </table:table-row>
        <table:named-expressions>
          <table:named-range table:name="_f41672fc_STF_Fuss_1_CN1" table:cell-range-address="Lkw_N1.$A$26:Lkw_N1.$C$26" table:base-cell-address="Lkw_N1.$A$1"/>
          <table:named-range table:name="_f41672fc_STF_Koerper_1_CN1" table:cell-range-address="Lkw_N1.$B$3:Lkw_N1.$C$25" table:base-cell-address="Lkw_N1.$A$1"/>
          <table:named-range table:name="_f41672fc_STF_Tabellenkopf_1_CN1" table:cell-range-address="Lkw_N1.$A$2:Lkw_N1.$C$2" table:base-cell-address="Lkw_N1.$A$1"/>
          <table:named-range table:name="_f41672fc_STF_Titel_1_CN1" table:cell-range-address="Lkw_N1.$A$1:Lkw_N1.$C$1" table:base-cell-address="Lkw_N1.$A$1"/>
          <table:named-range table:name="_f41672fc_STF_Vorspalte_1_CN1" table:cell-range-address="Lkw_N1.$A$3:Lkw_N1.$A$25" table:base-cell-address="Lkw_N1.$A$1"/>
        </table:named-expressions>
      </table:table>
      <table:table table:name="Kfz" table:style-name="ta2"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8" table:default-cell-style-name="ce22"/>
        <table:table-column table:style-name="co11" table:default-cell-style-name="ce22"/>
        <table:table-column table:style-name="co12" table:number-columns-repeated="3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3" table:number-columns-repeated="16367" table:default-cell-style-name="ce22"/>
        <table:table-row table:style-name="ro1">
          <table:table-cell office:value-type="string" table:number-columns-spanned="17" table:number-rows-spanned="1" table:style-name="ce43">
            <text:p>Kfz-Neuzulassungen 1. bis 30. September 2024, vorläufige Daten</text:p>
          </table:table-cell>
          <table:covered-table-cell table:number-columns-repeated="16"/>
          <table:table-cell table:number-columns-repeated="16367" table:style-name="ce34"/>
        </table:table-row>
        <table:table-row table:style-name="ro5">
          <table:table-cell office:value-type="string" table:style-name="ce13">
            <text:p>Marke</text:p>
          </table:table-cell>
          <table:table-cell office:value-type="string" table:style-name="ce14">
            <text:p>Pkw</text:p>
          </table:table-cell>
          <table:table-cell office:value-type="string" table:style-name="ce15">
            <text:p>Motorräder Kl. L3e</text:p>
          </table:table-cell>
          <table:table-cell office:value-type="string" table:style-name="ce15">
            <text:p>Motorfahrräder Kl. L1e</text:p>
          </table:table-cell>
          <table:table-cell office:value-type="string" table:style-name="ce15">
            <text:p>Vierrädrige Kfz Kl. L7e</text:p>
          </table:table-cell>
          <table:table-cell office:value-type="string" table:style-name="ce15">
            <text:p>Motordreiräder Kl. L5e</text:p>
          </table:table-cell>
          <table:table-cell office:value-type="string" table:style-name="ce15">
            <text:p>Dreirädrige Kleinkrafträder Kl. L2e</text:p>
          </table:table-cell>
          <table:table-cell office:value-type="string" table:style-name="ce14">
            <text:p>Vierrädrige Leicht-Kfz Kl. L6e</text:p>
          </table:table-cell>
          <table:table-cell office:value-type="string" table:style-name="ce14">
            <text:p>Omnibusse<text:s/></text:p>
          </table:table-cell>
          <table:table-cell office:value-type="string" table:style-name="ce14">
            <text:p>Lkw Kl. N1</text:p>
          </table:table-cell>
          <table:table-cell office:value-type="string" table:style-name="ce14">
            <text:p>Lkw Kl. N2</text:p>
          </table:table-cell>
          <table:table-cell office:value-type="string" table:style-name="ce14">
            <text:p>Lkw Kl. N3</text:p>
          </table:table-cell>
          <table:table-cell office:value-type="string" table:style-name="ce14">
            <text:p>Sattelzugfahrzeuge</text:p>
          </table:table-cell>
          <table:table-cell office:value-type="string" table:style-name="ce14">
            <text:p>Zugmaschinen und Motorkarren</text:p>
          </table:table-cell>
          <table:table-cell office:value-type="string" table:style-name="ce14">
            <text:p>Selbstfahrende Arbeits- und Erntemaschinen</text:p>
          </table:table-cell>
          <table:table-cell office:value-type="string" table:style-name="ce14">
            <text:p>Wohnmobile</text:p>
          </table:table-cell>
          <table:table-cell office:value-type="string" table:style-name="ce14">
            <text:p>Sonstige Kfz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CCESS MOTO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EB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IX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1" table:style-name="ce19">
            <text:p>2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FA-ROMEO</text:p>
          </table:table-cell>
          <table:table-cell office:value-type="float" office:value="52" table:style-name="ce18">
            <text:p>5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L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PRILIA</text:p>
          </table:table-cell>
          <table:table-cell office:value-type="string" table:style-name="ce18">
            <text:p>-</text:p>
          </table:table-cell>
          <table:table-cell office:value-type="float" office:value="44" table:style-name="ce18">
            <text:p>44</text:p>
          </table:table-cell>
          <table:table-cell office:value-type="float" office:value="13" table:style-name="ce18">
            <text:p>1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DI</text:p>
          </table:table-cell>
          <table:table-cell office:value-type="float" office:value="1389" table:style-name="ce18">
            <text:p>1 38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US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AV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AUM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DA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ELLI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NTLEY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RGMANN &amp; 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ETA</text:p>
          </table:table-cell>
          <table:table-cell office:value-type="string" table:style-name="ce18">
            <text:p>-</text:p>
          </table:table-cell>
          <table:table-cell office:value-type="float" office:value="42" table:style-name="ce18">
            <text:p>42</text:p>
          </table:table-cell>
          <table:table-cell office:value-type="float" office:value="251" table:style-name="ce18">
            <text:p>25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MW</text:p>
          </table:table-cell>
          <table:table-cell office:value-type="float" office:value="1576" table:style-name="ce18">
            <text:p>1 576</text:p>
          </table:table-cell>
          <table:table-cell office:value-type="float" office:value="116" table:style-name="ce18">
            <text:p>116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OBCA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RIXTON</text:p>
          </table:table-cell>
          <table:table-cell office:value-type="string" table:style-name="ce18">
            <text:p>-</text:p>
          </table:table-cell>
          <table:table-cell office:value-type="float" office:value="53" table:style-name="ce18">
            <text:p>5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SA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BYD</text:p>
          </table:table-cell>
          <table:table-cell office:value-type="float" office:value="373" table:style-name="ce18">
            <text:p>37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DILLAC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N-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" table:style-name="ce19">
            <text:p>1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PTAIN TRAC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RRA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AL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SE I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ATERPILL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FMOTO</text:p>
          </table:table-cell>
          <table:table-cell office:value-type="string" table:style-name="ce18">
            <text:p>-</text:p>
          </table:table-cell>
          <table:table-cell office:value-type="float" office:value="26" table:style-name="ce18">
            <text:p>2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3" table:style-name="ce19">
            <text:p>9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HAOY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HEVROLET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HRYSLER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ITROEN</text:p>
          </table:table-cell>
          <table:table-cell office:value-type="float" office:value="131" table:style-name="ce18">
            <text:p>13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3" table:style-name="ce19">
            <text:p>11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LAA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0" table:style-name="ce19">
            <text:p>20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LAR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ORVUS INNOV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CUPRA</text:p>
          </table:table-cell>
          <table:table-cell office:value-type="float" office:value="426" table:style-name="ce18">
            <text:p>42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CIA</text:p>
          </table:table-cell>
          <table:table-cell office:value-type="float" office:value="674" table:style-name="ce18">
            <text:p>67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A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3" table:style-name="ce19">
            <text:p>23</text:p>
          </table:table-cell>
          <table:table-cell office:value-type="float" office:value="28" table:style-name="ce19">
            <text:p>2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EUTZ-FAH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FSK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IEC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OOS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S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DUCATI</text:p>
          </table:table-cell>
          <table:table-cell office:value-type="string" table:style-name="ce18">
            <text:p>-</text:p>
          </table:table-cell>
          <table:table-cell office:value-type="float" office:value="36" table:style-name="ce18">
            <text:p>3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.F.O</text:p>
          </table:table-cell>
          <table:table-cell office:value-type="string" table:style-name="ce18">
            <text:p>-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COOT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FLUX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FUN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7" table:style-name="ce18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LECTRIC MOTION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NERGREE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UROTRA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VUM MOTOR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EXPLOR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ANTIC-MOTOR</text:p>
          </table:table-cell>
          <table:table-cell office:value-type="string" table:style-name="ce18">
            <text:p>-</text:p>
          </table:table-cell>
          <table:table-cell office:value-type="float" office:value="34" table:style-name="ce18">
            <text:p>34</text:p>
          </table:table-cell>
          <table:table-cell office:value-type="float" office:value="17" table:style-name="ce18">
            <text:p>1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ND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2" table:style-name="ce19">
            <text:p>2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ERRARI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AT</text:p>
          </table:table-cell>
          <table:table-cell office:value-type="float" office:value="207" table:style-name="ce18">
            <text:p>20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47" table:style-name="ce19">
            <text:p>24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0" table:style-name="ce19">
            <text:p>30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ISKER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C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ORD</text:p>
          </table:table-cell>
          <table:table-cell office:value-type="float" office:value="556" table:style-name="ce18">
            <text:p>55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469" table:style-name="ce19">
            <text:p>46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CHS JOH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FUS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AS GAS</text:p>
          </table:table-cell>
          <table:table-cell office:value-type="string" table:style-name="ce18">
            <text:p>-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IA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OVEC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GRAF CAREL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KO-TRA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RLEY DAVIDSON</text:p>
          </table:table-cell>
          <table:table-cell office:value-type="string" table:style-name="ce18">
            <text:p>-</text:p>
          </table:table-cell>
          <table:table-cell office:value-type="float" office:value="38" table:style-name="ce18">
            <text:p>38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ATTA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ECH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LD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L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NDA</text:p>
          </table:table-cell>
          <table:table-cell office:value-type="float" office:value="66" table:style-name="ce18">
            <text:p>66</text:p>
          </table:table-cell>
          <table:table-cell office:value-type="float" office:value="445" table:style-name="ce18">
            <text:p>445</text:p>
          </table:table-cell>
          <table:table-cell office:value-type="float" office:value="18" table:style-name="ce18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ORWIN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S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SUN / HISU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USQVARNA</text:p>
          </table:table-cell>
          <table:table-cell office:value-type="string" table:style-name="ce18">
            <text:p>-</text:p>
          </table:table-cell>
          <table:table-cell office:value-type="float" office:value="49" table:style-name="ce18">
            <text:p>49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YOSUNG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HYUNDAI</text:p>
          </table:table-cell>
          <table:table-cell office:value-type="float" office:value="970" table:style-name="ce18">
            <text:p>97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DIAN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NEOS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EK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SUZ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" table:style-name="ce19">
            <text:p>1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TAL JET</text:p>
          </table:table-cell>
          <table:table-cell office:value-type="string" table:style-name="ce18">
            <text:p>-</text:p>
          </table:table-cell>
          <table:table-cell office:value-type="float" office:value="6" table:style-name="ce18">
            <text:p>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IVE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44" table:style-name="ce19">
            <text:p>44</text:p>
          </table:table-cell>
          <table:table-cell office:value-type="float" office:value="11" table:style-name="ce19">
            <text:p>11</text:p>
          </table:table-cell>
          <table:table-cell office:value-type="float" office:value="17" table:style-name="ce19">
            <text:p>17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AGUAR</text:p>
          </table:table-cell>
          <table:table-cell office:value-type="float" office:value="10" table:style-name="ce18">
            <text:p>1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CB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EEP</text:p>
          </table:table-cell>
          <table:table-cell office:value-type="float" office:value="118" table:style-name="ce18">
            <text:p>11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IAJ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JOHN DEER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8" table:style-name="ce19">
            <text:p>18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ERCH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MAG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WASAKI</text:p>
          </table:table-cell>
          <table:table-cell office:value-type="string" table:style-name="ce18">
            <text:p>-</text:p>
          </table:table-cell>
          <table:table-cell office:value-type="float" office:value="137" table:style-name="ce18">
            <text:p>13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AY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ETT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GM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IA</text:p>
          </table:table-cell>
          <table:table-cell office:value-type="float" office:value="583" table:style-name="ce18">
            <text:p>58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OMATS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RAM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0" table:style-name="ce19">
            <text:p>2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RON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TM</text:p>
          </table:table-cell>
          <table:table-cell office:value-type="string" table:style-name="ce18">
            <text:p>-</text:p>
          </table:table-cell>
          <table:table-cell office:value-type="float" office:value="210" table:style-name="ce18">
            <text:p>210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UBOT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UTSENIT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KYMCO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ORGHINI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MBRETTA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 ROVER</text:p>
          </table:table-cell>
          <table:table-cell office:value-type="float" office:value="75" table:style-name="ce18">
            <text:p>7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ANDIN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EXUS</text:p>
          </table:table-cell>
          <table:table-cell office:value-type="float" office:value="48" table:style-name="ce18">
            <text:p>4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EBHER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F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GI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3" table:style-name="ce19">
            <text:p>2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DN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4" table:style-name="ce19">
            <text:p>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INHA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ONCI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S MTR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UQ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LUXX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EVING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GNI T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LAGUTI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" table:style-name="ce19">
            <text:p>15</text:p>
          </table:table-cell>
          <table:table-cell office:value-type="float" office:value="25" table:style-name="ce19">
            <text:p>25</text:p>
          </table:table-cell>
          <table:table-cell office:value-type="float" office:value="10" table:style-name="ce19">
            <text:p>10</text:p>
          </table:table-cell>
          <table:table-cell office:value-type="float" office:value="88" table:style-name="ce19">
            <text:p>88</text:p>
          </table:table-cell>
          <table:table-cell office:value-type="float" office:value="88" table:style-name="ce19">
            <text:p>88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float" office:value="14" table:style-name="ce19">
            <text:p>14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GOSTEEN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ITO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NITOWOC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H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SSEY FERG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XMOV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XU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5" table:style-name="ce19">
            <text:p>1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AZDA</text:p>
          </table:table-cell>
          <table:table-cell office:value-type="float" office:value="334" table:style-name="ce18">
            <text:p>33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CORMICK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CLAREN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CEDES</text:p>
          </table:table-cell>
          <table:table-cell office:value-type="float" office:value="865" table:style-name="ce18">
            <text:p>86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2" table:style-name="ce19">
            <text:p>22</text:p>
          </table:table-cell>
          <table:table-cell office:value-type="float" office:value="308" table:style-name="ce19">
            <text:p>308</text:p>
          </table:table-cell>
          <table:table-cell office:value-type="float" office:value="23" table:style-name="ce19">
            <text:p>23</text:p>
          </table:table-cell>
          <table:table-cell office:value-type="float" office:value="52" table:style-name="ce19">
            <text:p>52</text:p>
          </table:table-cell>
          <table:table-cell office:value-type="float" office:value="13" table:style-name="ce19">
            <text:p>13</text:p>
          </table:table-cell>
          <table:table-cell office:value-type="float" office:value="3" table:style-name="ce19">
            <text:p>3</text:p>
          </table:table-cell>
          <table:table-cell office:value-type="float" office:value="10" table:style-name="ce19">
            <text:p>10</text:p>
          </table:table-cell>
          <table:table-cell office:value-type="float" office:value="7" table:style-name="ce19">
            <text:p>7</text:p>
          </table:table-cell>
          <table:table-cell office:value-type="float" office:value="28" table:style-name="ce19">
            <text:p>28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ERL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G</text:p>
          </table:table-cell>
          <table:table-cell office:value-type="float" office:value="303" table:style-name="ce18">
            <text:p>30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CROC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NI</text:p>
          </table:table-cell>
          <table:table-cell office:value-type="float" office:value="266" table:style-name="ce18">
            <text:p>266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ITSUBISHI</text:p>
          </table:table-cell>
          <table:table-cell office:value-type="float" office:value="49" table:style-name="ce18">
            <text:p>4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NDIAL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B / MOTOBI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GUZZI</text:p>
          </table:table-cell>
          <table:table-cell office:value-type="string" table:style-name="ce18">
            <text:p>-</text:p>
          </table:table-cell>
          <table:table-cell office:value-type="float" office:value="17" table:style-name="ce18">
            <text:p>1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O MORINI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OTRON</text:p>
          </table:table-cell>
          <table:table-cell office:value-type="string" table:style-name="ce18">
            <text:p>-</text:p>
          </table:table-cell>
          <table:table-cell office:value-type="float" office:value="10" table:style-name="ce18">
            <text:p>10</text:p>
          </table:table-cell>
          <table:table-cell office:value-type="float" office:value="17" table:style-name="ce18">
            <text:p>1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ULTION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V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MV AGUSTA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USO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float" office:value="42" table:style-name="ce19">
            <text:p>4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W HOLLAN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3" table:style-name="ce19">
            <text:p>33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EXT ELECTRIC MOTORS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SSAN</text:p>
          </table:table-cell>
          <table:table-cell office:value-type="float" office:value="169" table:style-name="ce18">
            <text:p>16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8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NIUDIA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6" table:style-name="ce19">
            <text:p>5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DE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8" table:style-name="ce19">
            <text:p>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NLINE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PA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OPEL</text:p>
          </table:table-cell>
          <table:table-cell office:value-type="float" office:value="440" table:style-name="ce18">
            <text:p>44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124" table:style-name="ce19">
            <text:p>12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EUGEOT</text:p>
          </table:table-cell>
          <table:table-cell office:value-type="float" office:value="757" table:style-name="ce18">
            <text:p>757</text:p>
          </table:table-cell>
          <table:table-cell office:value-type="float" office:value="16" table:style-name="ce18">
            <text:p>16</text:p>
          </table:table-cell>
          <table:table-cell office:value-type="float" office:value="32" table:style-name="ce18">
            <text:p>3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4" table:style-name="ce19">
            <text:p>16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AGGIO</text:p>
          </table:table-cell>
          <table:table-cell office:value-type="string" table:style-name="ce18">
            <text:p>-</text:p>
          </table:table-cell>
          <table:table-cell office:value-type="float" office:value="100" table:style-name="ce18">
            <text:p>10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ITBULL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AR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LESTAR</text:p>
          </table:table-cell>
          <table:table-cell office:value-type="float" office:value="111" table:style-name="ce18">
            <text:p>11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RSCHE</text:p>
          </table:table-cell>
          <table:table-cell office:value-type="float" office:value="127" table:style-name="ce18">
            <text:p>127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POWERLAND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J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QUADDY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AM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AY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FORMWK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" table:style-name="ce19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NAULT</text:p>
          </table:table-cell>
          <table:table-cell office:value-type="float" office:value="789" table:style-name="ce18">
            <text:p>789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4" table:style-name="ce19">
            <text:p>164</text:p>
          </table:table-cell>
          <table:table-cell office:value-type="string" table:style-name="ce19">
            <text:p>-</text:p>
          </table:table-cell>
          <table:table-cell office:value-type="float" office:value="14" table:style-name="ce19">
            <text:p>14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ENL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IEJU</text:p>
          </table:table-cell>
          <table:table-cell office:value-type="string" table:style-name="ce18">
            <text:p>-</text:p>
          </table:table-cell>
          <table:table-cell office:value-type="float" office:value="4" table:style-name="ce18">
            <text:p>4</text:p>
          </table:table-cell>
          <table:table-cell office:value-type="float" office:value="182" table:style-name="ce18">
            <text:p>18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IESE &amp; MÜL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LEKTR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P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YAL ALLOY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ROYAL ENFIELD</text:p>
          </table:table-cell>
          <table:table-cell office:value-type="string" table:style-name="ce18">
            <text:p>-</text:p>
          </table:table-cell>
          <table:table-cell office:value-type="float" office:value="22" table:style-name="ce18">
            <text:p>2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M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ANYANG-SYM</text:p>
          </table:table-cell>
          <table:table-cell office:value-type="string" table:style-name="ce18">
            <text:p>-</text:p>
          </table:table-cell>
          <table:table-cell office:value-type="float" office:value="31" table:style-name="ce18">
            <text:p>31</text:p>
          </table:table-cell>
          <table:table-cell office:value-type="float" office:value="29" table:style-name="ce18">
            <text:p>2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ANI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3" table:style-name="ce19">
            <text:p>43</text:p>
          </table:table-cell>
          <table:table-cell office:value-type="float" office:value="14" table:style-name="ce19">
            <text:p>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HAEFF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CUTUM</text:p>
          </table:table-cell>
          <table:table-cell office:value-type="string" table:style-name="ce18">
            <text:p>-</text:p>
          </table:table-cell>
          <table:table-cell office:value-type="float" office:value="7" table:style-name="ce18">
            <text:p>7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AT</text:p>
          </table:table-cell>
          <table:table-cell office:value-type="float" office:value="993" table:style-name="ce18">
            <text:p>99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GWAY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E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ANSU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HERCO</text:p>
          </table:table-cell>
          <table:table-cell office:value-type="string" table:style-name="ce18">
            <text:p>-</text:p>
          </table:table-cell>
          <table:table-cell office:value-type="float" office:value="11" table:style-name="ce18">
            <text:p>11</text:p>
          </table:table-cell>
          <table:table-cell office:value-type="float" office:value="37" table:style-name="ce18">
            <text:p>3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ILENCE</text:p>
          </table:table-cell>
          <table:table-cell office:value-type="string" table:style-name="ce18">
            <text:p>-</text:p>
          </table:table-cell>
          <table:table-cell office:value-type="float" office:value="8" table:style-name="ce18">
            <text:p>8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ODA</text:p>
          </table:table-cell>
          <table:table-cell office:value-type="float" office:value="2368" table:style-name="ce18">
            <text:p>2 368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KY TEAM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LAN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MART</text:p>
          </table:table-cell>
          <table:table-cell office:value-type="float" office:value="32" table:style-name="ce18">
            <text:p>32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OLIS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" table:style-name="ce19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SANG-YONG</text:p>
          </table:table-cell>
          <table:table-cell office:value-type="float" office:value="25" table:style-name="ce18">
            <text:p>2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TEY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48" table:style-name="ce19">
            <text:p>4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BARU</text:p>
          </table:table-cell>
          <table:table-cell office:value-type="float" office:value="23" table:style-name="ce18">
            <text:p>23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NRA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PER SOCO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RRON / SUR-RON</text:p>
          </table:table-cell>
          <table:table-cell office:value-type="string" table:style-name="ce18">
            <text:p>-</text:p>
          </table:table-cell>
          <table:table-cell office:value-type="float" office:value="19" table:style-name="ce18">
            <text:p>19</text:p>
          </table:table-cell>
          <table:table-cell office:value-type="float" office:value="18" table:style-name="ce18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UZUKI</text:p>
          </table:table-cell>
          <table:table-cell office:value-type="float" office:value="396" table:style-name="ce18">
            <text:p>396</text:p>
          </table:table-cell>
          <table:table-cell office:value-type="float" office:value="56" table:style-name="ce18">
            <text:p>56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8" table:style-name="ce19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IWAN GOLDEN BE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0" table:style-name="ce19">
            <text:p>10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KEUCHI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6" table:style-name="ce19">
            <text:p>1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ALARI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1" table:style-name="ce18">
            <text:p>1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RRA MOTORRAD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18" table:style-name="ce18">
            <text:p>18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ESLA</text:p>
          </table:table-cell>
          <table:table-cell office:value-type="float" office:value="961" table:style-name="ce18">
            <text:p>961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HALE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ANYING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INBO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BROC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YO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OYOTA</text:p>
          </table:table-cell>
          <table:table-cell office:value-type="float" office:value="744" table:style-name="ce18">
            <text:p>744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66" table:style-name="ce19">
            <text:p>66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TRIUMPH</text:p>
          </table:table-cell>
          <table:table-cell office:value-type="string" table:style-name="ce18">
            <text:p>-</text:p>
          </table:table-cell>
          <table:table-cell office:value-type="float" office:value="53" table:style-name="ce18">
            <text:p>5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UM</text:p>
          </table:table-cell>
          <table:table-cell office:value-type="string" table:style-name="ce18">
            <text:p>-</text:p>
          </table:table-cell>
          <table:table-cell office:value-type="float" office:value="20" table:style-name="ce18">
            <text:p>20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ALTRA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" table:style-name="ce19">
            <text:p>9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NT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14" table:style-name="ce18">
            <text:p>1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ESPA</text:p>
          </table:table-cell>
          <table:table-cell office:value-type="string" table:style-name="ce18">
            <text:p>-</text:p>
          </table:table-cell>
          <table:table-cell office:value-type="float" office:value="523" table:style-name="ce18">
            <text:p>523</text:p>
          </table:table-cell>
          <table:table-cell office:value-type="float" office:value="71" table:style-name="ce18">
            <text:p>7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EGEL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GE</text:p>
          </table:table-cell>
          <table:table-cell office:value-type="string" table:style-name="ce18">
            <text:p>-</text:p>
          </table:table-cell>
          <table:table-cell office:value-type="float" office:value="28" table:style-name="ce18">
            <text:p>28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OLVO</text:p>
          </table:table-cell>
          <table:table-cell office:value-type="float" office:value="370" table:style-name="ce18">
            <text:p>370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9" table:style-name="ce19">
            <text:p>19</text:p>
          </table:table-cell>
          <table:table-cell office:value-type="float" office:value="76" table:style-name="ce19">
            <text:p>76</text:p>
          </table:table-cell>
          <table:table-cell office:value-type="string" table:style-name="ce19">
            <text:p>-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VW</text:p>
          </table:table-cell>
          <table:table-cell office:value-type="float" office:value="2485" table:style-name="ce18">
            <text:p>2 485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05" table:style-name="ce19">
            <text:p>30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17" table:style-name="ce19">
            <text:p>117</text:p>
          </table:table-cell>
          <table:table-cell office:value-type="float" office:value="1" table:style-name="ce19">
            <text:p>1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ANGYE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WEIDEMANN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7" table:style-name="ce19">
            <text:p>27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DEA</text:p>
          </table:table-cell>
          <table:table-cell office:value-type="string" table:style-name="ce18">
            <text:p>-</text:p>
          </table:table-cell>
          <table:table-cell office:value-type="float" office:value="1" table:style-name="ce18">
            <text:p>1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MAHA</text:p>
          </table:table-cell>
          <table:table-cell office:value-type="string" table:style-name="ce18">
            <text:p>-</text:p>
          </table:table-cell>
          <table:table-cell office:value-type="float" office:value="164" table:style-name="ce18">
            <text:p>164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YANMAR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EHO</text:p>
          </table:table-cell>
          <table:table-cell office:value-type="string" table:style-name="ce18">
            <text:p>-</text:p>
          </table:table-cell>
          <table:table-cell office:value-type="float" office:value="5" table:style-name="ce18">
            <text:p>5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ERO MOTORCYCLES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ONTES</text:p>
          </table:table-cell>
          <table:table-cell office:value-type="string" table:style-name="ce18">
            <text:p>-</text:p>
          </table:table-cell>
          <table:table-cell office:value-type="float" office:value="13" table:style-name="ce18">
            <text:p>13</text:p>
          </table:table-cell>
          <table:table-cell office:value-type="string" table:style-name="ce18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ZTECH</text:p>
          </table:table-cell>
          <table:table-cell office:value-type="string" table:style-name="ce18">
            <text:p>-</text:p>
          </table:table-cell>
          <table:table-cell office:value-type="string" table:style-name="ce18">
            <text:p>-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17">
            <text:p>SONSTIGE MARKEN</text:p>
          </table:table-cell>
          <table:table-cell office:value-type="string" table:style-name="ce18">
            <text:p>-</text:p>
          </table:table-cell>
          <table:table-cell office:value-type="float" office:value="9" table:style-name="ce18">
            <text:p>9</text:p>
          </table:table-cell>
          <table:table-cell office:value-type="float" office:value="7" table:style-name="ce18">
            <text:p>7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67" table:style-name="ce16"/>
        </table:table-row>
        <table:table-row table:style-name="ro3">
          <table:table-cell office:value-type="string" table:style-name="ce20">
            <text:p>KFZ INSGESAMT</text:p>
          </table:table-cell>
          <table:table-cell office:value-type="float" office:value="19891" table:style-name="ce21">
            <text:p>19 891</text:p>
          </table:table-cell>
          <table:table-cell office:value-type="float" office:value="2532" table:style-name="ce21">
            <text:p>2 532</text:p>
          </table:table-cell>
          <table:table-cell office:value-type="float" office:value="844" table:style-name="ce21">
            <text:p>844</text:p>
          </table:table-cell>
          <table:table-cell office:value-type="float" office:value="7" table:style-name="ce21">
            <text:p>7</text:p>
          </table:table-cell>
          <table:table-cell office:value-type="float" office:value="14" table:style-name="ce21">
            <text:p>14</text:p>
          </table:table-cell>
          <table:table-cell office:value-type="float" office:value="71" table:style-name="ce21">
            <text:p>71</text:p>
          </table:table-cell>
          <table:table-cell office:value-type="float" office:value="64" table:style-name="ce21">
            <text:p>64</text:p>
          </table:table-cell>
          <table:table-cell office:value-type="float" office:value="52" table:style-name="ce21">
            <text:p>52</text:p>
          </table:table-cell>
          <table:table-cell office:value-type="float" office:value="2116" table:style-name="ce21">
            <text:p>2 116</text:p>
          </table:table-cell>
          <table:table-cell office:value-type="float" office:value="45" table:style-name="ce21">
            <text:p>45</text:p>
          </table:table-cell>
          <table:table-cell office:value-type="float" office:value="256" table:style-name="ce21">
            <text:p>256</text:p>
          </table:table-cell>
          <table:table-cell office:value-type="float" office:value="229" table:style-name="ce21">
            <text:p>229</text:p>
          </table:table-cell>
          <table:table-cell office:value-type="float" office:value="435" table:style-name="ce21">
            <text:p>435</text:p>
          </table:table-cell>
          <table:table-cell office:value-type="float" office:value="210" table:style-name="ce21">
            <text:p>210</text:p>
          </table:table-cell>
          <table:table-cell office:value-type="float" office:value="180" table:style-name="ce21">
            <text:p>180</text:p>
          </table:table-cell>
          <table:table-cell office:value-type="float" office:value="53" table:style-name="ce21">
            <text:p>53</text:p>
          </table:table-cell>
          <table:table-cell table:number-columns-repeated="16367" table:style-name="ce16"/>
        </table:table-row>
        <table:table-row table:style-name="ro6">
          <table:table-cell office:value-type="string" table:number-columns-spanned="17" table:number-rows-spanned="1" table:style-name="ce45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/>
          <table:table-cell table:number-columns-repeated="16367" table:style-name="ce16"/>
        </table:table-row>
        <table:table-row table:style-name="ro3">
          <table:table-cell table:number-columns-repeated="16384"/>
        </table:table-row>
        <table:table-row table:style-name="ro3">
          <table:table-cell table:style-name="ce22"/>
          <table:table-cell table:number-columns-repeated="16" table:style-name="ce23"/>
          <table:table-cell table:number-columns-repeated="16367" table:style-name="ce16"/>
        </table:table-row>
        <table:table-row table:number-rows-repeated="1048338" table:style-name="ro3">
          <table:table-cell table:number-columns-repeated="16384"/>
        </table:table-row>
        <table:named-expressions>
          <table:named-range table:name="Print_Titles" table:cell-range-address="Kfz.$A$1:Kfz.$XFD$2" table:base-cell-address="Kfz.$A$1"/>
        </table:named-expressions>
      </table:table>
      <table:named-expressions>
        <table:named-range table:name="_f41672fc_STF_Fuss_1_CN1" table:cell-range-address="Kfz.$A$236:Kfz.$D$236" table:base-cell-address="Kfz.$A$1"/>
        <table:named-range table:name="_f41672fc_STF_Koerper_1_CN1" table:cell-range-address="Kfz.$C$3:Kfz.$D$235" table:base-cell-address="Kfz.$A$1"/>
        <table:named-range table:name="_f41672fc_STF_Tabellenkopf_1_CN1" table:cell-range-address="Kfz.$A$2:Kfz.$D$2" table:base-cell-address="Kfz.$A$1"/>
        <table:named-range table:name="_f41672fc_STF_Titel_1_CN1" table:cell-range-address="Kfz.$A$1:Kfz.$D$1" table:base-cell-address="Kfz.$A$1"/>
        <table:named-range table:name="_f41672fc_STF_Vorspalte_1_CN1" table:cell-range-address="Kfz.$A$3:Kfz.$A$235" table:base-cell-address="Kfz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style:style style:name="_50_0_32__37__32_-_32_Akzent1" style:display-name="20 % - Akzent1" style:family="table-cell" style:data-style-name="N0">
      <style:table-cell-properties fo:background-color="#DCE6F1"/>
      <style:text-properties style:font-name="Calibri" style:font-name-asian="Calibri" style:font-name-complex="Calibri"/>
    </style:style>
    <style:style style:name="_50_0_32__37__32_-_32_Akzent2" style:display-name="20 % - Akzent2" style:family="table-cell" style:data-style-name="N0">
      <style:table-cell-properties fo:background-color="#F2DCDB"/>
      <style:text-properties style:font-name="Calibri" style:font-name-asian="Calibri" style:font-name-complex="Calibri"/>
    </style:style>
    <style:style style:name="_50_0_32__37__32_-_32_Akzent3" style:display-name="20 % - Akzent3" style:family="table-cell" style:data-style-name="N0">
      <style:table-cell-properties fo:background-color="#EBF1DE"/>
      <style:text-properties style:font-name="Calibri" style:font-name-asian="Calibri" style:font-name-complex="Calibri"/>
    </style:style>
    <style:style style:name="_50_0_32__37__32_-_32_Akzent4" style:display-name="20 % - Akzent4" style:family="table-cell" style:data-style-name="N0">
      <style:table-cell-properties fo:background-color="#E4DFEC"/>
      <style:text-properties style:font-name="Calibri" style:font-name-asian="Calibri" style:font-name-complex="Calibri"/>
    </style:style>
    <style:style style:name="_50_0_32__37__32_-_32_Akzent5" style:display-name="20 % - Akzent5" style:family="table-cell" style:data-style-name="N0">
      <style:table-cell-properties fo:background-color="#DAEEF3"/>
      <style:text-properties style:font-name="Calibri" style:font-name-asian="Calibri" style:font-name-complex="Calibri"/>
    </style:style>
    <style:style style:name="_50_0_32__37__32_-_32_Akzent6" style:display-name="20 % - Akzent6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2_0_32__37__32_-_32_Akzent1" style:display-name="40 % - Akzent1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2__37__32_-_32_Akzent2" style:display-name="40 % - Akzent2" style:family="table-cell" style:data-style-name="N0">
      <style:table-cell-properties fo:background-color="#E6B8B7"/>
      <style:text-properties style:font-name="Calibri" style:font-name-asian="Calibri" style:font-name-complex="Calibri"/>
    </style:style>
    <style:style style:name="_52_0_32__37__32_-_32_Akzent3" style:display-name="40 % - Akzent3" style:family="table-cell" style:data-style-name="N0">
      <style:table-cell-properties fo:background-color="#D8E4BC"/>
      <style:text-properties style:font-name="Calibri" style:font-name-asian="Calibri" style:font-name-complex="Calibri"/>
    </style:style>
    <style:style style:name="_52_0_32__37__32_-_32_Akzent4" style:display-name="40 % - Akzent4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2__37__32_-_32_Akzent5" style:display-name="40 % - Akzent5" style:family="table-cell" style:data-style-name="N0">
      <style:table-cell-properties fo:background-color="#B7DEE8"/>
      <style:text-properties style:font-name="Calibri" style:font-name-asian="Calibri" style:font-name-complex="Calibri"/>
    </style:style>
    <style:style style:name="_52_0_32__37__32_-_32_Akzent6" style:display-name="40 % - Akzent6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4_0_32__37__32_-_32_Akzent1" style:display-name="60 % - Akzent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2__37__32_-_32_Akzent2" style:display-name="60 % - Akzent2" style:family="table-cell" style:data-style-name="N0">
      <style:table-cell-properties fo:background-color="#DA9694"/>
      <style:text-properties fo:color="#FFFFFF" style:font-name="Calibri" style:font-name-asian="Calibri" style:font-name-complex="Calibri"/>
    </style:style>
    <style:style style:name="_54_0_32__37__32_-_32_Akzent3" style:display-name="60 % - Akzent3" style:family="table-cell" style:data-style-name="N0">
      <style:table-cell-properties fo:background-color="#C4D79B"/>
      <style:text-properties fo:color="#FFFFFF" style:font-name="Calibri" style:font-name-asian="Calibri" style:font-name-complex="Calibri"/>
    </style:style>
    <style:style style:name="_54_0_32__37__32_-_32_Akzent4" style:display-name="60 % - Akzent4" style:family="table-cell" style:data-style-name="N0">
      <style:table-cell-properties fo:background-color="#B1A0C7"/>
      <style:text-properties fo:color="#FFFFFF" style:font-name="Calibri" style:font-name-asian="Calibri" style:font-name-complex="Calibri"/>
    </style:style>
    <style:style style:name="_54_0_32__37__32_-_32_Akzent5" style:display-name="60 % - Akzent5" style:family="table-cell" style:data-style-name="N0">
      <style:table-cell-properties fo:background-color="#92CDDC"/>
      <style:text-properties fo:color="#FFFFFF" style:font-name="Calibri" style:font-name-asian="Calibri" style:font-name-complex="Calibri"/>
    </style:style>
    <style:style style:name="_54_0_32__37__32_-_32_Akzent6" style:display-name="60 % - Akzent6" style:family="table-cell" style:data-style-name="N0">
      <style:table-cell-properties fo:background-color="#FABF8F"/>
      <style:text-properties fo:color="#FFFFFF" style:font-name="Calibri" style:font-name-asian="Calibri" style:font-name-complex="Calibri"/>
    </style:style>
    <style:style style:name="Akzent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Akzent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Akzent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Akzent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Akzent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Akzent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Ausgabe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rgebnis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otiz_32_2" style:display-name="Notiz 2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Standard_32_3" style:display-name="Standard 3" style:family="table-cell" style:data-style-name="N0">
      <style:table-cell-properties style:vertical-align="automatic" fo:background-color="transparent"/>
    </style:style>
    <style:style style:name="Standard_Juni01" style:family="table-cell" style:data-style-name="N4">
      <style:table-cell-properties style:vertical-align="automatic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Style4" style:family="table-cell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_220_berschrift" style:display-name="Überschrift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_220_berschrift_32_1" style:display-name="Überschrift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Warnender_32_Text" style:display-name="Warnender Text" style:family="table-cell" style:data-style-name="N0">
      <style:text-properties fo:color="#FF0000" style:font-name="Calibri" style:font-name-asian="Calibri" style:font-name-complex="Calibri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</office:styles>
  <office:automatic-styles>
    <style:page-layout style:name="pm1">
      <style:page-layout-properties fo:margin-top="0.196850393700787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.196850393700787in" fo:margin-bottom="0.31496062992126in" fo:margin-left="0.708661417322835in" fo:margin-right="0.70866141732283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T2" style:family="text">
      <style:text-properties fo:color="#000000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Q:</text:span><text:span text:style-name="T1"> </text:span><text:span text:style-name="T1">STATISTIK</text:span><text:span text:style-name="T1"> </text:span><text:span text:style-name="T1">AUSTRIA.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Q:</text:span><text:span text:style-name="T2"> </text:span><text:span text:style-name="T2">STATISTIK</text:span><text:span text:style-name="T2"> </text:span><text:span text:style-name="T2">AUSTRIA.</text:span></text:p>
        </style:region-left>
        <style:region-right>
          <text:p><text:span text:style-name="T2">Seite</text:span><text:span text:style-name="T2"> </text:span><text:span text:style-name="T2"><text:page-number>1</text:page-number></text:span><text:span text:style-name="T2"><text:s/></text:span><text:span text:style-name="T2">von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2</meta:generator>
    <dc:title>Neuzlassungen</dc:title>
    <meta:initial-creator>Direktion Raumwirtschaft, Transport</meta:initial-creator>
    <dc:creator>ZISSLER Matthias</dc:creator>
    <meta:creation-date>2009-05-12T06:45:24Z</meta:creation-date>
    <dc:date>2024-10-01T05:52:37Z</dc:date>
    <meta:print-date>2022-05-31T20:07:55Z</meta:print-date>
    <meta:editing-duration>PT0S</meta:editing-duration>
    <meta:user-defined meta:name="VersandFertig" meta:value-type="boolean">true</meta:user-defined>
  </office:meta>
</office:document-meta>
</file>